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8.39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18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ce5" style:family="table-cell" style:parent-style-name="Default">
      <style:text-properties style:font-name-asian="WenQuanYi Zen Hei Sharp"/>
    </style:style>
    <style:style style:name="ce6" style:family="table-cell" style:parent-style-name="Default">
      <style:text-properties style:font-name="Liberation Sans" style:font-name-asian="WenQuanYi Zen Hei Sharp" style:font-name-complex="F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Macc, Cacc,Vacc, T1 </text:p>
          </table:table-cell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Macc, Cacc, Vacc, T2</text:p>
          </table:table-cell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Mpro, Cpro, Vpro, T3</text:p>
          </table:table-cell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Mpro, Cpro, Vpro, T4</text:p>
          </table:table-cell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 table:style-name="ce3"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6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pro, Cpro, Vpro</text:p>
          </table:table-cell>
          <table:table-cell table:style-name="ce6" office:value-type="string" calcext:value-type="string">
            <text:p>Mpro, Cpro, Vpro, T7</text:p>
          </table:table-cell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-1, T8-2, T8-3</text:p>
          </table:table-cell>
          <table:table-cell table:style-name="ce3" office:value-type="string" calcext:value-type="string">
            <text:p>Mbl, Cbl, Vbl</text:p>
          </table:table-cell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T9</text:p>
          </table:table-cell>
          <table:table-cell table:style-name="ce3" office:value-type="string" calcext:value-type="string">
            <text:p>Mbl, Cbl, Vbl,</text:p>
          </table:table-cell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23:12:18.118019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1-04T23:12:48.848059923</dc:date>
    <meta:editing-duration>PT15M34S</meta:editing-duration>
    <meta:editing-cycles>15</meta:editing-cycles>
    <meta:generator>LibreOffice/4.2.6.3$Linux_X86_64 LibreOffice_project/420m0$Build-3</meta:generator>
    <meta:document-statistic meta:table-count="1" meta:cell-count="101" meta:object-count="0"/>
    <meta:user-defined meta:name=""/>
  </office:meta>
</office:document-meta>
</file>